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539096610304" calcext:value-type="float">
            <text:p>99,75</text:p>
          </table:table-cell>
          <table:table-cell table:style-name="ce3" table:formula="of:=([.F2]/12597)*100" office:value-type="float" office:value="0.246090338969596" calcext:value-type="float">
            <text:p>0,25</text:p>
          </table:table-cell>
          <table:table-cell/>
          <table:table-cell table:style-name="ce4" table:formula="of:=[.E18]+[.H18]" office:value-type="float" office:value="12566" calcext:value-type="float">
            <text:p>12566</text:p>
          </table:table-cell>
          <table:table-cell table:formula="of:=12597-[.E2]" office:value-type="float" office:value="31" calcext:value-type="float">
            <text:p>31</text:p>
          </table:table-cell>
          <table:table-cell office:value-type="float" office:value="0.0144779682159" calcext:value-type="float">
            <text:p>0,0144779682</text:p>
          </table:table-cell>
          <table:table-cell office:value-type="float" office:value="24.870002985" calcext:value-type="float">
            <text:p>24,870002985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7062792728427" calcext:value-type="float">
            <text:p>99,71</text:p>
          </table:table-cell>
          <table:table-cell table:style-name="ce3" table:formula="of:=([.F3]/12597)*100" office:value-type="float" office:value="0.29372072715726" calcext:value-type="float">
            <text:p>0,29</text:p>
          </table:table-cell>
          <table:table-cell/>
          <table:table-cell table:style-name="ce4" table:formula="of:=[.E19]+[.H19]" office:value-type="float" office:value="12560" calcext:value-type="float">
            <text:p>12560</text:p>
          </table:table-cell>
          <table:table-cell table:formula="of:=12597-[.E3]" office:value-type="float" office:value="37" calcext:value-type="float">
            <text:p>37</text:p>
          </table:table-cell>
          <table:table-cell office:value-type="float" office:value="0.0153257846832" calcext:value-type="float">
            <text:p>0,0153257847</text:p>
          </table:table-cell>
          <table:table-cell office:value-type="float" office:value="24.437253952" calcext:value-type="float">
            <text:p>24,43725395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983408748115" calcext:value-type="float">
            <text:p>99,70</text:p>
          </table:table-cell>
          <table:table-cell table:style-name="ce3" table:formula="of:=([.F4]/12597)*100" office:value-type="float" office:value="0.301659125188537" calcext:value-type="float">
            <text:p>0,30</text:p>
          </table:table-cell>
          <table:table-cell/>
          <table:table-cell table:style-name="ce4" table:formula="of:=[.E20]+[.H20]" office:value-type="float" office:value="12559" calcext:value-type="float">
            <text:p>12559</text:p>
          </table:table-cell>
          <table:table-cell table:formula="of:=12597-[.E4]" office:value-type="float" office:value="38" calcext:value-type="float">
            <text:p>38</text:p>
          </table:table-cell>
          <table:table-cell office:value-type="float" office:value="0.0147440433502" calcext:value-type="float">
            <text:p>0,0147440434</text:p>
          </table:table-cell>
          <table:table-cell office:value-type="float" office:value="24.3692030907" calcext:value-type="float">
            <text:p>24,3692030907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904024767802" calcext:value-type="float">
            <text:p>99,69</text:p>
          </table:table-cell>
          <table:table-cell table:style-name="ce3" table:formula="of:=([.F5]/12597)*100" office:value-type="float" office:value="0.309597523219814" calcext:value-type="float">
            <text:p>0,31</text:p>
          </table:table-cell>
          <table:table-cell/>
          <table:table-cell table:style-name="ce4" table:formula="of:=[.E21]+[.H21]" office:value-type="float" office:value="12558" calcext:value-type="float">
            <text:p>12558</text:p>
          </table:table-cell>
          <table:table-cell table:formula="of:=12597-[.E5]" office:value-type="float" office:value="39" calcext:value-type="float">
            <text:p>39</text:p>
          </table:table-cell>
          <table:table-cell office:value-type="float" office:value="0.0149400234222" calcext:value-type="float">
            <text:p>0,0149400234</text:p>
          </table:table-cell>
          <table:table-cell office:value-type="float" office:value="24.412209034" calcext:value-type="float">
            <text:p>24,412209034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7062792728427" calcext:value-type="float">
            <text:p>99,71</text:p>
          </table:table-cell>
          <table:table-cell table:style-name="ce3" table:formula="of:=([.F6]/12597)*100" office:value-type="float" office:value="0.29372072715726" calcext:value-type="float">
            <text:p>0,29</text:p>
          </table:table-cell>
          <table:table-cell/>
          <table:table-cell table:style-name="ce4" table:formula="of:=[.E22]+[.H22]" office:value-type="float" office:value="12560" calcext:value-type="float">
            <text:p>12560</text:p>
          </table:table-cell>
          <table:table-cell table:formula="of:=12597-[.E6]" office:value-type="float" office:value="37" calcext:value-type="float">
            <text:p>37</text:p>
          </table:table-cell>
          <table:table-cell office:value-type="float" office:value="0.0148930549622" calcext:value-type="float">
            <text:p>0,014893055</text:p>
          </table:table-cell>
          <table:table-cell office:value-type="float" office:value="24.4043250084" calcext:value-type="float">
            <text:p>24,4043250084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618480590617" calcext:value-type="float">
            <text:p>99,76</text:p>
          </table:table-cell>
          <table:table-cell table:style-name="ce3" table:formula="of:=([.F7]/12597)*100" office:value-type="float" office:value="0.238151940938319" calcext:value-type="float">
            <text:p>0,24</text:p>
          </table:table-cell>
          <table:table-cell/>
          <table:table-cell table:style-name="ce4" table:formula="of:=[.E23]+[.H23]" office:value-type="float" office:value="12567" calcext:value-type="float">
            <text:p>12567</text:p>
          </table:table-cell>
          <table:table-cell table:formula="of:=12597-[.E7]" office:value-type="float" office:value="30" calcext:value-type="float">
            <text:p>30</text:p>
          </table:table-cell>
          <table:table-cell office:value-type="float" office:value="0.0147218704224" calcext:value-type="float">
            <text:p>0,0147218704</text:p>
          </table:table-cell>
          <table:table-cell office:value-type="float" office:value="24.4686968327" calcext:value-type="float">
            <text:p>24,4686968327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348336905612" calcext:value-type="float">
            <text:p>99,63</text:p>
          </table:table-cell>
          <table:table-cell table:style-name="ce3" table:formula="of:=([.F8]/12597)*100" office:value-type="float" office:value="0.365166309438755" calcext:value-type="float">
            <text:p>0,37</text:p>
          </table:table-cell>
          <table:table-cell/>
          <table:table-cell table:style-name="ce4" table:formula="of:=[.E24]+[.H24]" office:value-type="float" office:value="12551" calcext:value-type="float">
            <text:p>12551</text:p>
          </table:table-cell>
          <table:table-cell table:formula="of:=12597-[.E8]" office:value-type="float" office:value="46" calcext:value-type="float">
            <text:p>46</text:p>
          </table:table-cell>
          <table:table-cell office:value-type="float" office:value="0.0145530700684" calcext:value-type="float">
            <text:p>0,0145530701</text:p>
          </table:table-cell>
          <table:table-cell office:value-type="float" office:value="24.4333100319" calcext:value-type="float">
            <text:p>24,4333100319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6427720885925" calcext:value-type="float">
            <text:p>99,64</text:p>
          </table:table-cell>
          <table:table-cell table:style-name="ce3" table:formula="of:=([.F9]/12597)*100" office:value-type="float" office:value="0.357227911407478" calcext:value-type="float">
            <text:p>0,36</text:p>
          </table:table-cell>
          <table:table-cell/>
          <table:table-cell table:style-name="ce4" table:formula="of:=[.E25]+[.H25]" office:value-type="float" office:value="12552" calcext:value-type="float">
            <text:p>12552</text:p>
          </table:table-cell>
          <table:table-cell table:formula="of:=12597-[.E9]" office:value-type="float" office:value="45" calcext:value-type="float">
            <text:p>45</text:p>
          </table:table-cell>
          <table:table-cell office:value-type="float" office:value="0.0142929553986" calcext:value-type="float">
            <text:p>0,0142929554</text:p>
          </table:table-cell>
          <table:table-cell office:value-type="float" office:value="24.3759031296" calcext:value-type="float">
            <text:p>24,375903129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6110184964674" calcext:value-type="float">
            <text:p>99,61</text:p>
          </table:table-cell>
          <table:table-cell table:style-name="ce3" table:formula="of:=([.F10]/12597)*100" office:value-type="float" office:value="0.388981503532587" calcext:value-type="float">
            <text:p>0,39</text:p>
          </table:table-cell>
          <table:table-cell/>
          <table:table-cell table:style-name="ce4" table:formula="of:=[.E26]+[.H26]" office:value-type="float" office:value="12548" calcext:value-type="float">
            <text:p>12548</text:p>
          </table:table-cell>
          <table:table-cell table:formula="of:=12597-[.E10]" office:value-type="float" office:value="49" calcext:value-type="float">
            <text:p>49</text:p>
          </table:table-cell>
          <table:table-cell office:value-type="float" office:value="0.0146989822388" calcext:value-type="float">
            <text:p>0,0146989822</text:p>
          </table:table-cell>
          <table:table-cell office:value-type="float" office:value="24.3677999973" calcext:value-type="float">
            <text:p>24,3677999973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665872826864" calcext:value-type="float">
            <text:p>99,67</text:p>
          </table:table-cell>
          <table:table-cell table:style-name="ce3" table:formula="of:=([.F11]/12597)*100" office:value-type="float" office:value="0.333412717313646" calcext:value-type="float">
            <text:p>0,33</text:p>
          </table:table-cell>
          <table:table-cell/>
          <table:table-cell table:style-name="ce4" table:formula="of:=[.E27]+[.H27]" office:value-type="float" office:value="12555" calcext:value-type="float">
            <text:p>12555</text:p>
          </table:table-cell>
          <table:table-cell table:formula="of:=12597-[.E11]" office:value-type="float" office:value="42" calcext:value-type="float">
            <text:p>42</text:p>
          </table:table-cell>
          <table:table-cell office:value-type="float" office:value="0.0143928527832" calcext:value-type="float">
            <text:p>0,0143928528</text:p>
          </table:table-cell>
          <table:table-cell office:value-type="float" office:value="24.3496360779" calcext:value-type="float">
            <text:p>24,349636077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872271175677" calcext:value-type="float">
            <text:p>99,6872271176</text:p>
          </table:table-cell>
          <table:table-cell table:formula="of:=AVERAGE([.C2:.C11])" office:value-type="float" office:value="0.312772882432325" calcext:value-type="float">
            <text:p>0,3127728824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57.6" calcext:value-type="float">
            <text:p>12557,6</text:p>
          </table:table-cell>
          <table:table-cell table:formula="of:=AVERAGE([.F2:.F11])" office:value-type="float" office:value="39.4" calcext:value-type="float">
            <text:p>39,4</text:p>
          </table:table-cell>
          <table:table-cell table:formula="of:=SUM([.G2:.G11])/10" office:value-type="float" office:value="0.01470406055451" calcext:value-type="float">
            <text:p>0,0147040606</text:p>
          </table:table-cell>
          <table:table-cell table:formula="of:=SUM([.H2:.H11])/10" office:value-type="float" office:value="24.44883401395" calcext:value-type="float">
            <text:p>24,448834014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4" calcext:value-type="float">
            <text:p>5843,4</text:p>
          </table:table-cell>
          <table:table-cell table:formula="of:=AVERAGE([.G18:.G27])" office:value-type="float" office:value="19.3" calcext:value-type="float">
            <text:p>19,3</text:p>
          </table:table-cell>
          <table:table-cell/>
          <table:table-cell office:value-type="float" office:value="5771" calcext:value-type="float">
            <text:p>577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12597-SUM([.E18:.G18])" office:value-type="float" office:value="6795" calcext:value-type="float">
            <text:p>6795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0.1" calcext:value-type="float">
            <text:p>20,1</text:p>
          </table:table-cell>
          <table:table-cell table:formula="of:=AVERAGE([.H18:.H27])" office:value-type="float" office:value="6714.2" calcext:value-type="float">
            <text:p>6714,2</text:p>
          </table:table-cell>
          <table:table-cell/>
          <table:table-cell office:value-type="float" office:value="5864" calcext:value-type="float">
            <text:p>586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formula="of:=12597-SUM([.E19:.G19])" office:value-type="float" office:value="6696" calcext:value-type="float">
            <text:p>6696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3" calcext:value-type="float">
            <text:p>584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formula="of:=12597-SUM([.E20:.G20])" office:value-type="float" office:value="6716" calcext:value-type="float">
            <text:p>6716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3.4" calcext:value-type="float">
            <text:p>5843,4</text:p>
          </table:table-cell>
          <table:table-cell table:number-columns-repeated="2"/>
          <table:table-cell office:value-type="float" office:value="5818" calcext:value-type="float">
            <text:p>5818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formula="of:=12597-SUM([.E21:.G21])" office:value-type="float" office:value="6740" calcext:value-type="float">
            <text:p>6740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0.1" calcext:value-type="float">
            <text:p>20,1</text:p>
          </table:table-cell>
          <table:table-cell table:number-columns-repeated="2"/>
          <table:table-cell office:value-type="float" office:value="5768" calcext:value-type="float">
            <text:p>5768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formula="of:=12597-SUM([.E22:.G22])" office:value-type="float" office:value="6792" calcext:value-type="float">
            <text:p>679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.3" calcext:value-type="float">
            <text:p>19,3</text:p>
          </table:table-cell>
          <table:table-cell table:number-columns-repeated="2"/>
          <table:table-cell office:value-type="float" office:value="5921" calcext:value-type="float">
            <text:p>592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12597-SUM([.E23:.G23])" office:value-type="float" office:value="6646" calcext:value-type="float">
            <text:p>6646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2" calcext:value-type="float">
            <text:p>6714,2</text:p>
          </table:table-cell>
          <table:table-cell table:number-columns-repeated="2"/>
          <table:table-cell office:value-type="float" office:value="5836" calcext:value-type="float">
            <text:p>583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formula="of:=12597-SUM([.E24:.G24])" office:value-type="float" office:value="6715" calcext:value-type="float">
            <text:p>6715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973" calcext:value-type="float">
            <text:p>5973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formula="of:=12597-SUM([.E25:.G25])" office:value-type="float" office:value="6579" calcext:value-type="float">
            <text:p>6579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51" calcext:value-type="float">
            <text:p>585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formula="of:=12597-SUM([.E26:.G26])" office:value-type="float" office:value="6697" calcext:value-type="float">
            <text:p>6697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89" calcext:value-type="float">
            <text:p>578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12597-SUM([.E27:.G27])" office:value-type="float" office:value="6766" calcext:value-type="float">
            <text:p>6766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872271175677" calcext:value-type="float">
            <text:p>0,9968722712</text:p>
          </table:table-cell>
          <table:table-cell table:number-columns-repeated="2"/>
          <table:table-cell table:formula="of:=SUM([.E18:.E27])/10" office:value-type="float" office:value="5843.4" calcext:value-type="float">
            <text:p>5843,4</text:p>
          </table:table-cell>
          <table:table-cell table:formula="of:=SUM([.F18:.F27])/10" office:value-type="float" office:value="20.1" calcext:value-type="float">
            <text:p>20,1</text:p>
          </table:table-cell>
          <table:table-cell table:formula="of:=SUM([.G18:.G27])/10" office:value-type="float" office:value="19.3" calcext:value-type="float">
            <text:p>19,3</text:p>
          </table:table-cell>
          <table:table-cell table:formula="of:=SUM([.H18:.H27])/10" office:value-type="float" office:value="6714.2" calcext:value-type="float">
            <text:p>6714,2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12772882432325" calcext:value-type="float">
            <text:p>0,00312772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708001432787" calcext:value-type="float">
            <text:p>0,99670800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015279984557" calcext:value-type="float">
            <text:p>0,9970152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7:37:23.35898159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29S</meta:editing-duration>
    <meta:editing-cycles>6</meta:editing-cycles>
    <meta:generator>LibreOffice/5.1.6.2$Linux_X86_64 LibreOffice_project/10m0$Build-2</meta:generator>
    <dc:date>2018-01-19T17:38:25.915093179</dc:date>
    <meta:document-statistic meta:table-count="1" meta:cell-count="167" meta:object-count="0"/>
  </office:meta>
</office:document-meta>
</file>